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REPORT" style:family="table">
      <style:table-properties style:width="6.6931in" table:align="margins"/>
    </style:style>
    <style:style style:name="REPORT.A" style:family="table-column">
      <style:table-column-properties style:column-width="2.4979in" style:rel-column-width="24460*"/>
    </style:style>
    <style:style style:name="REPORT.B" style:family="table-column">
      <style:table-column-properties style:column-width="4.1951in" style:rel-column-width="41075*"/>
    </style:style>
    <style:style style:name="REPORT.A1" style:family="table-cell">
      <style:table-cell-properties fo:padding="0.0201in" fo:border-left="0.05pt solid #000000" fo:border-right="none" fo:border-top="0.05pt solid #000000" fo:border-bottom="0.05pt solid #000000" style:writing-mode="page"/>
    </style:style>
    <style:style style:name="REPORT.B1" style:family="table-cell">
      <style:table-cell-properties fo:padding="0.0201in" fo:border="0.05pt solid #000000" style:writing-mode="page"/>
    </style:style>
    <style:style style:name="REPORT.A2" style:family="table-cell">
      <style:table-cell-properties fo:padding="0.0201in" fo:border-left="0.05pt solid #000000" fo:border-right="none" fo:border-top="none" fo:border-bottom="0.05pt solid #000000" style:writing-mode="page"/>
    </style:style>
    <style:style style:name="REPORT.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1a36f7" officeooo:paragraph-rsid="001a36f7"/>
    </style:style>
    <style:style style:name="P2" style:family="paragraph" style:parent-style-name="Table_20_Contents">
      <style:paragraph-properties fo:text-align="center" style:justify-single-word="false"/>
      <style:text-properties officeooo:rsid="001a36f7" officeooo:paragraph-rsid="001a36f7"/>
    </style:style>
    <style:style style:name="P3" style:family="paragraph" style:parent-style-name="Standard">
      <style:paragraph-properties fo:text-align="center" style:justify-single-word="false"/>
      <style:text-properties fo:font-weight="bold" officeooo:rsid="001a36f7" officeooo:paragraph-rsid="001a36f7"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start" style:justify-single-word="false"/>
      <style:text-properties officeooo:paragraph-rsid="001b53b8"/>
    </style:style>
    <style:style style:name="P6" style:family="paragraph" style:parent-style-name="Standard">
      <style:paragraph-properties fo:text-align="start" style:justify-single-word="false"/>
      <style:text-properties officeooo:paragraph-rsid="002036ae"/>
    </style:style>
    <style:style style:name="P7" style:family="paragraph" style:parent-style-name="Table_20_Contents">
      <style:paragraph-properties fo:text-align="center" style:justify-single-word="false"/>
      <style:text-properties officeooo:rsid="001a36f7" officeooo:paragraph-rsid="001ed35a"/>
    </style:style>
    <style:style style:name="P8" style:family="paragraph" style:parent-style-name="Table_20_Contents">
      <style:paragraph-properties fo:text-align="center" style:justify-single-word="false"/>
      <style:text-properties officeooo:rsid="001a36f7" officeooo:paragraph-rsid="001a36f7"/>
    </style:style>
    <style:style style:name="P9" style:family="paragraph" style:parent-style-name="Table_20_Contents">
      <style:paragraph-properties fo:text-align="center" style:justify-single-word="false"/>
      <style:text-properties officeooo:rsid="001a36f7" officeooo:paragraph-rsid="002036a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1ed35a" officeooo:paragraph-rsid="001ed35a"/>
    </style:style>
    <style:style style:name="P12" style:family="paragraph" style:parent-style-name="Table_20_Contents">
      <style:paragraph-properties fo:text-align="center" style:justify-single-word="false"/>
      <style:text-properties officeooo:rsid="001d2ea9" officeooo:paragraph-rsid="001d2ea9"/>
    </style:style>
    <style:style style:name="P13" style:family="paragraph" style:parent-style-name="Table_20_Contents">
      <style:paragraph-properties fo:text-align="center" style:justify-single-word="false"/>
      <style:text-properties officeooo:rsid="002036ae" officeooo:paragraph-rsid="002036ae"/>
    </style:style>
    <style:style style:name="T1" style:family="text">
      <style:text-properties officeooo:rsid="001afb64"/>
    </style:style>
    <style:style style:name="T2" style:family="text">
      <style:text-properties officeooo:rsid="001b53b8"/>
    </style:style>
    <style:style style:name="T3" style:family="text">
      <style:text-properties officeooo:rsid="001d9573"/>
    </style:style>
    <style:style style:name="T4" style:family="text">
      <style:text-properties officeooo:rsid="001ed35a"/>
    </style:style>
    <style:style style:name="T5" style:family="text">
      <style:text-properties officeooo:rsid="002036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FEATURE EXTRACTION AND TRAINING</text:span> REPORT</text:p>
      <text:p text:style-name="P1"/>
      <table:table table:name="REPORT" table:style-name="REPORT">
        <table:table-column table:style-name="REPORT.A"/>
        <table:table-column table:style-name="REPORT.B"/>
        <table:table-row>
          <table:table-cell table:style-name="REPORT.A1" office:value-type="string">
            <text:p text:style-name="P2"><text:span text:style-name="T4">FEATURE EXTRACTION</text:span> PROCEDURE</text:p>
            <text:p text:style-name="P2">(<text:span text:style-name="T3">E.</text:span><text:span text:style-name="T4">g. down sampling an image to a resolution that is enough to discriminate it from others, down sampling a sound, extracting only corner points from an image usng opencv, ...</text:span><text:span text:style-name="T3">.</text:span><text:span text:style-name="T1">)</text:span> </text:p>
          </table:table-cell>
          <table:table-cell table:style-name="REPORT.B1" office:value-type="string">
            <text:p text:style-name="P4"/>
          </table:table-cell>
        </table:table-row>
        <table:table-row>
          <table:table-cell table:style-name="REPORT.A2" office:value-type="string">
            <text:p text:style-name="P7"><text:span text:style-name="T4">FEATURE EXTRACTION</text:span> SCRIPT(S) DIRECTORY URL</text:p>
            <text:p text:style-name="P2">( You will upload to somewhere, e.g. onedrive)</text:p>
          </table:table-cell>
          <table:table-cell table:style-name="REPORT.B2" office:value-type="string">
            <text:p text:style-name="P4"/>
          </table:table-cell>
        </table:table-row>
        <table:table-row>
          <table:table-cell table:style-name="REPORT.A2" office:value-type="string">
            <text:p text:style-name="P11">MACHINE LEARNING MODEL TRAINED ( Linear Regression may be enough)</text:p>
          </table:table-cell>
          <table:table-cell table:style-name="REPORT.B2" office:value-type="string">
            <text:p text:style-name="P4"/>
          </table:table-cell>
        </table:table-row>
        <table:table-row>
          <table:table-cell table:style-name="REPORT.A2" office:value-type="string">
            <text:p text:style-name="P13">MACHINE LEARNING TRAINING CODE URL </text:p>
            <text:p text:style-name="P9">( You will upload to somewhere, e.g. onedrive, <text:span text:style-name="T5">github, ..</text:span>)</text:p>
          </table:table-cell>
          <table:table-cell table:style-name="REPORT.B2" office:value-type="string">
            <text:p text:style-name="P4"/>
          </table:table-cell>
        </table:table-row>
        <table:table-row>
          <table:table-cell table:style-name="REPORT.A2" office:value-type="string">
            <text:p text:style-name="P9"><text:span text:style-name="T5">TRAINED MODEL</text:span> <text:span text:style-name="T5">PARAMETERS FILE </text:span>URL</text:p>
            <text:p text:style-name="P9">( You will upload to somewhere, e.g. onedrive)</text:p>
          </table:table-cell>
          <table:table-cell table:style-name="REPORT.B2" office:value-type="string">
            <text:p text:style-name="P4"/>
          </table:table-cell>
        </table:table-row>
      </table:table>
      <text:p text:style-name="P1"/>
      <text:p text:style-name="P5"><text:span text:style-name="T2">NOTE-</text:span><text:span text:style-name="T5">1</text:span><text:span text:style-name="T2">: Feature extraction is the process of transforming raw data into a simplified and informative set of features or attributes. This reduces data complexity and highlights the most relevant information making it easier for machine learning models to analyze and learn from the data efficiently. It plays an important role in improving model accuracy and reducing computational costs by focusing on essential aspects of the data.</text:span></text:p>
      <text:p text:style-name="P5"/>
      <text:p text:style-name="P6"><text:span text:style-name="T2">NOTE-</text:span><text:span text:style-name="T5">2</text:span><text:span text:style-name="T2">: </text:span><text:span text:style-name="T5">Don’t forget to reserve some of the data for validation and some for testing, these data will not be used while training mod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23:34:16.455865764</meta:creation-date>
    <dc:date>2025-09-13T00:59:19.631242887</dc:date>
    <meta:editing-duration>PT37M36S</meta:editing-duration>
    <meta:editing-cycles>7</meta:editing-cycles>
    <meta:generator>LibreOffice/24.2.7.2$Linux_X86_64 LibreOffice_project/420$Build-2</meta:generator>
    <meta:document-statistic meta:table-count="1" meta:image-count="0" meta:object-count="0" meta:page-count="1" meta:paragraph-count="12" meta:word-count="179" meta:character-count="1136" meta:non-whitespace-character-count="967"/>
  </office:meta>
</office:document-meta>
</file>